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4.93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Arial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5" table:number-columns-repeated="98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GROS Damien</text:p>
          </table:table-cell>
          <table:covered-table-cell table:number-columns-repeated="3" table:style-name="ce14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7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Albert Londres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SISR</text:p>
          </table:table-cell>
          <table:table-cell table:style-name="ce38" office:value-type="string" calcext:value-type="string">
            <text:p>☑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framagit.org/promotions/eportfolio/bookworm/gros-damien" xlink:type="simple">https://framagit.org/promotions/eportfolio/bookworm/gros-damien</text:a></text:p>
          </table:table-cell>
          <table:covered-table-cell table:number-columns-repeated="6" table:style-name="ce16"/>
          <table:covered-table-cell table:style-name="ce39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2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Découverte des métiers et présentation oral sur un métier en particulier</text:p>
          </table:table-cell>
          <table:table-cell table:style-name="ce67" office:value-type="string" calcext:value-type="string">
            <text:p>14/09/22 au 05/10/22</text:p>
          </table:table-cell>
          <table:table-cell table:style-name="ce27" office:value-type="string" calcext:value-type="string">
            <text:p>X</text:p>
          </table:table-cell>
          <table:table-cell table:style-name="ce28" table:number-columns-repeated="4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Création d'un CV et d'une lettre de motivation professionnelle.</text:p>
          </table:table-cell>
          <table:table-cell table:style-name="ce67" office:value-type="string" calcext:value-type="string">
            <text:p><text:s/>12/10/22 au 19/10/22</text:p>
          </table:table-cell>
          <table:table-cell table:style-name="ce28" table:number-columns-repeated="5"/>
          <table:table-cell table:style-name="ce44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Gestion des sessions dans le contexte de formation à <text:s/>la SNCF</text:p>
          </table:table-cell>
          <table:table-cell table:style-name="ce67" office:value-type="string" calcext:value-type="string">
            <text:p><text:s/>25/01/23 au 21/02/23</text:p>
          </table:table-cell>
          <table:table-cell table:style-name="ce27"/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Gestion d'incidents sur l'application AMAphp dans son itération 1a (contexte AMAP)</text:p>
          </table:table-cell>
          <table:table-cell table:style-name="ce67" office:value-type="string" calcext:value-type="string">
            <text:p><text:s/>05/04/23 au 25/08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Réalisation du site de présentation du réseau AMAP Auvergne avec DjangoCMS (contexte AMAP)</text:p>
          </table:table-cell>
          <table:table-cell table:style-name="ce67" office:value-type="string" calcext:value-type="string">
            <text:p><text:s/>04/05/23 au 18/10/23</text:p>
          </table:table-cell>
          <table:table-cell table:style-name="ce28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28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Ajout de fonctionnalité par groupe de developpement pour l'application web AMAphp version 2c par groupe de développement (context AMAP).</text:p>
          </table:table-cell>
          <table:table-cell table:style-name="ce67" office:value-type="string" calcext:value-type="string">
            <text:p><text:s/>26/09/23 au 22/12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Réponse à un appel d'offres de PC fixes et portables pour une salle de BTS SIO (contexte IT Partner)</text:p>
          </table:table-cell>
          <table:table-cell table:style-name="ce67" office:value-type="string" calcext:value-type="string">
            <text:p><text:s/>08/11/22 au 11/01/23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<text:span text:style-name="T1">Réponse à un appel d'offres de préparation et mise en réseau de 2 salles de BTS SIO</text:span> (contexte IT Partner)</text:p>
            <text:p/>
          </table:table-cell>
          <table:table-cell table:style-name="ce67" office:value-type="string" calcext:value-type="string">
            <text:p><text:s/>06/12/22 au 11/01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nstallation et configuration d’OCS Inventory et GLPI</text:p>
          </table:table-cell>
          <table:table-cell table:style-name="ce20" office:value-type="string" calcext:value-type="string">
            <text:p><text:s/>12/09/23 au 21/10/23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43"/>
          <table:table-cell table:style-name="ce48" table:number-columns-repeated="1016"/>
        </table:table-row>
        <table:table-row table:style-name="ro1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1"/>
          <table:covered-table-cell table:style-name="ce45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mplémentation d’une solution de gestion des Formations sur l’application de l’entreprise (Stage 1A Axis Solution)</text:p>
          </table:table-cell>
          <table:table-cell table:style-name="ce67" office:value-type="string" calcext:value-type="string">
            <text:p>22/05/23 au 26/06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27"/>
          <table:table-cell table:style-name="ce2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 table:number-rows-repeated="6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1"/>
          <table:covered-table-cell table:style-name="ce45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mplémentation de raccourci dans le menu de l’ENT de L’UCA (Stage 2A UCA Aubière)</text:p>
          </table:table-cell>
          <table:table-cell table:style-name="ce67" office:value-type="string" calcext:value-type="string">
            <text:p>8/01/24 au 16/02/24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 table:number-rows-repeated="4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1">
          <table:table-cell table:style-name="ce10"/>
          <table:table-cell table:style-name="ce22"/>
          <table:table-cell table:style-name="ce29" table:number-columns-repeated="5"/>
          <table:table-cell table:style-name="ce46"/>
          <table:table-cell table:style-name="ce48" table:number-columns-repeated="1016"/>
        </table:table-row>
        <table:table-row table:style-name="ro1">
          <table:table-cell table:style-name="ce11"/>
          <table:table-cell table:style-name="ce23"/>
          <table:table-cell table:style-name="ce30" table:number-columns-repeated="5"/>
          <table:table-cell table:style-name="ce47"/>
          <table:table-cell table:style-name="ce48" table:number-columns-repeated="1016"/>
        </table:table-row>
        <table:table-row table:style-name="ro7">
          <table:table-cell table:style-name="ce12"/>
          <table:table-cell table:style-name="ce24"/>
          <table:table-cell table:style-name="ce31" table:number-columns-repeated="6"/>
          <table:table-cell table:style-name="ce48" table:number-columns-repeated="101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5:46:34.5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4-01T16:15:03.110000000</dc:date>
    <meta:generator>LibreOffice/7.5.7.1$Windows_X86_64 LibreOffice_project/47eb0cf7efbacdee9b19ae25d6752381ede23126</meta:generator>
    <meta:editing-duration>PT5H58M48S</meta:editing-duration>
    <meta:editing-cycles>22</meta:editing-cycles>
    <meta:document-statistic meta:table-count="1" meta:cell-count="69" meta:object-count="0"/>
    <meta:user-defined meta:name="AppVersion">16.0300</meta:user-defined>
  </office:meta>
</office:document-meta>
</file>